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Unicode MS2" svg:font-family="'Arial Unicode MS'"/>
    <style:font-face style:name="F" svg:font-family="" style:font-family-generic="roman"/>
    <style:font-face style:name="Futura" svg:font-family="Futura" style:font-family-generic="roman"/>
    <style:font-face style:name="ヒラギノ角ゴ Pro W31" svg:font-family="'ヒラギノ角ゴ Pro W3'" style:font-family-generic="roman"/>
    <style:font-face style:name="ヒラギノ角ゴ Std W8" svg:font-family="'ヒラギノ角ゴ Std W8'" style:font-family-generic="roman"/>
    <style:font-face style:name="Arial Unicode MS1" svg:font-family="'Arial Unicode MS'" style:font-family-generic="roman" style:font-pitch="variable"/>
    <style:font-face style:name="Futura1" svg:font-family="Futura" style:font-family-generic="roman" style:font-pitch="variable"/>
    <style:font-face style:name="Times New Roman" svg:font-family="'Times New Roman'" style:font-family-generic="roman" style:font-pitch="variable"/>
    <style:font-face style:name="ヒラギノ明朝 ProN W31" svg:font-family="'ヒラギノ明朝 ProN W3'" style:font-family-generic="roman" style:font-pitch="variable"/>
    <style:font-face style:name="ヒラギノ角ゴ Pro W3" svg:font-family="'ヒラギノ角ゴ Pro W3'" style:font-family-generic="roman" style:font-pitch="variable"/>
    <style:font-face style:name="ヒラギノ角ゴ Std W81" svg:font-family="'ヒラギノ角ゴ Std W8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P1" style:family="paragraph" style:parent-style-name="フリーフォーム">
      <style:paragraph-properties fo:line-height="200%" fo:text-align="center" style:justify-single-word="false" fo:background-color="#000000">
        <style:background-image/>
      </style:paragraph-properties>
      <style:text-properties fo:color="#ffffff" style:font-name="ヒラギノ角ゴ Std W8" fo:font-size="36pt" style:font-name-asian="ヒラギノ角ゴ Pro W31" style:font-size-asian="36pt" style:font-name-complex="ヒラギノ角ゴ Std W8"/>
    </style:style>
    <style:style style:name="P2" style:family="paragraph" style:parent-style-name="フリーフォーム">
      <style:paragraph-properties fo:text-align="center" style:justify-single-word="false" fo:background-color="#000000">
        <style:background-image/>
      </style:paragraph-properties>
    </style:style>
    <style:style style:name="P3" style:family="paragraph" style:parent-style-name="ヘッダとフッタ">
      <style:paragraph-properties fo:text-align="center" style:justify-single-word="false" fo:background-color="#000000">
        <style:background-image/>
      </style:paragraph-properties>
      <style:text-properties fo:color="#ffffff" style:font-name="ヒラギノ角ゴ Std W8" fo:font-size="14pt" style:font-name-asian="ヒラギノ角ゴ Pro W31" style:font-size-asian="14pt" style:font-name-complex="ヒラギノ角ゴ Std W8"/>
    </style:style>
    <style:style style:name="P4" style:family="paragraph" style:parent-style-name="Text_20_body" style:master-page-name="Standard">
      <style:paragraph-properties style:page-number="auto"/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language-complex="zxx" style:country-complex="none" style:text-scale="100%" text:display="true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100%" fo:text-align="end" fo:text-indent="0cm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9" style:family="paragraph">
      <style:paragraph-properties style:text-autospace="none"/>
      <style:text-properties style:font-name="F" fo:font-size="12pt"/>
    </style:style>
    <style:style style:name="P10" style:family="paragraph">
      <style:paragraph-properties fo:margin-left="0cm" fo:margin-right="0cm" fo:margin-top="0cm" fo:margin-bottom="0cm" fo:line-height="100%" fo:text-align="start" fo:text-indent="-0.495cm" style:writing-mode="lr-tb"/>
    </style:style>
    <style:style style:name="T1" style:family="text">
      <style:text-properties fo:color="#ffffff" style:font-name="ヒラギノ角ゴ Std W8" fo:font-size="14pt" style:font-name-asian="ヒラギノ角ゴ Pro W31" style:font-size-asian="14pt" style:font-name-complex="ヒラギノ角ゴ Std W8"/>
    </style:style>
    <style:style style:name="T2" style:family="text">
      <style:text-properties fo:color="#000080" style:font-name="ヒラギノ角ゴ Std W8" fo:font-size="14pt" style:font-name-asian="ヒラギノ角ゴ Pro W31" style:font-size-asian="14pt" style:font-name-complex="ヒラギノ角ゴ Std W8"/>
    </style:style>
    <style:style style:name="T3" style:family="text">
      <style:text-properties style:use-window-font-color="true" style:font-name="ヒラギノ角ゴ Std W8" fo:font-size="14pt" style:font-name-asian="ヒラギノ角ゴ Pro W31" style:font-size-asian="14pt" style:font-name-complex="ヒラギノ角ゴ Std W8"/>
    </style:style>
    <style:style style:name="T4" style:family="text">
      <style:text-properties fo:color="#000000" style:text-outline="false" style:text-line-through-style="none" style:text-position="0% 100%" style:font-name="ヒラギノ角ゴ Pro W31" fo:font-size="14pt" fo:letter-spacing="normal" fo:language="zxx" fo:country="none" fo:font-style="normal" style:text-underline-style="none" fo:font-weight="normal" style:letter-kerning="true" style:font-name-asian="ヒラギノ角ゴ Pro W31" style:font-size-asian="14pt" style:font-style-asian="normal" style:font-weight-asian="normal" style:font-name-complex="ヒラギノ角ゴ Pro W31" style:font-size-complex="10pt"/>
    </style:style>
    <style:style style:name="T5" style:family="text">
      <style:text-properties fo:color="#000000" style:text-outline="false" style:text-line-through-style="none" style:text-position="0% 100%" style:font-name="Futura" fo:font-size="14pt" fo:letter-spacing="normal" fo:language="zxx" fo:country="none" fo:font-style="normal" style:text-underline-style="none" fo:font-weight="normal" style:letter-kerning="true" style:font-name-asian="ヒラギノ角ゴ Pro W31" style:font-size-asian="14pt" style:font-style-asian="normal" style:font-weight-asian="normal" style:font-name-complex="Futura" style:font-size-complex="10pt"/>
    </style:style>
    <style:style style:name="T6" style:family="text">
      <style:text-properties fo:color="#000000" style:text-outline="false" style:text-line-through-style="none" style:text-position="0% 100%" style:font-name="ヒラギノ角ゴ Std W8" fo:font-size="18pt" fo:letter-spacing="normal" fo:language="zxx" fo:country="none" fo:font-style="normal" style:text-underline-style="none" fo:font-weight="normal" style:letter-kerning="true" style:font-name-asian="ヒラギノ角ゴ Pro W31" style:font-size-asian="18pt" style:font-style-asian="normal" style:font-weight-asian="normal" style:font-name-complex="ヒラギノ角ゴ Std W8" style:font-size-complex="10pt"/>
    </style:style>
    <style:style style:name="T7" style:family="text">
      <style:text-properties fo:color="#000000" style:text-outline="false" style:text-line-through-style="none" style:text-position="0% 100%" style:font-name="ヒラギノ角ゴ Std W8" fo:font-size="12pt" fo:letter-spacing="normal" fo:language="zxx" fo:country="none" fo:font-style="normal" style:text-underline-style="solid" style:text-underline-width="auto" style:text-underline-color="font-color" fo:font-weight="normal" style:letter-kerning="true" style:font-name-asian="ヒラギノ角ゴ Pro W31" style:font-size-asian="12pt" style:font-style-asian="normal" style:font-weight-asian="normal" style:font-name-complex="ヒラギノ角ゴ Std W8" style:font-size-complex="10pt"/>
    </style:style>
    <style:style style:name="T8" style:family="text">
      <style:text-properties fo:color="#000000" style:text-outline="false" style:text-line-through-style="none" style:text-position="0% 100%" style:font-name="ヒラギノ角ゴ Pro W31" fo:font-size="12pt" fo:letter-spacing="normal" fo:language="zxx" fo:country="none" fo:font-style="normal" style:text-underline-style="none" fo:font-weight="normal" style:letter-kerning="true" style:font-name-asian="ヒラギノ角ゴ Pro W31" style:font-size-asian="12pt" style:font-style-asian="normal" style:font-weight-asian="normal" style:font-name-complex="ヒラギノ角ゴ Pro W31" style:font-size-complex="10pt"/>
    </style:style>
    <style:style style:name="T9" style:family="text">
      <style:text-properties fo:color="#000000" style:text-outline="false" style:text-line-through-style="none" style:text-position="0% 100%" style:font-name="ヒラギノ角ゴ Pro W31" fo:font-size="12pt" fo:letter-spacing="normal" fo:language="zxx" fo:country="none" fo:font-style="normal" style:text-underline-style="none" fo:font-weight="normal" style:letter-kerning="true" style:font-name-asian="ヒラギノ角ゴ Pro W31" style:font-size-asian="12pt" style:font-style-asian="normal" style:font-weight-asian="normal" style:font-name-complex="ヒラギノ角ゴ Pro W31" style:font-size-complex="12pt" style:font-style-complex="normal" style:font-weight-complex="normal"/>
    </style:style>
    <style:style style:name="T10" style:family="text">
      <style:text-properties fo:color="#000000" style:text-outline="false" style:text-line-through-style="none" style:text-position="0% 100%" style:font-name="ヒラギノ角ゴ Pro W31" fo:font-size="12pt" fo:letter-spacing="normal" fo:language="zxx" fo:country="none" fo:font-style="normal" style:text-underline-style="none" fo:font-weight="normal" style:letter-kerning="true" style:font-name-asian="ヒラギノ角ゴ Pro W31" style:font-size-asian="12pt" style:font-style-asian="normal" style:font-weight-asian="normal" style:font-name-complex="ヒラギノ角ゴ Pro W31" style:font-size-complex="10pt" style:font-style-complex="normal" style:font-weight-complex="normal"/>
    </style:style>
    <style:style style:name="T11" style:family="text">
      <style:text-properties fo:color="#000000" style:text-outline="false" style:text-line-through-style="none" style:text-position="0% 100%" style:font-name="ヒラギノ角ゴ Std W8" fo:font-size="14pt" fo:letter-spacing="normal" fo:language="zxx" fo:country="none" fo:font-style="normal" style:text-underline-style="none" fo:font-weight="normal" style:letter-kerning="true" style:font-name-asian="ヒラギノ角ゴ Pro W31" style:font-size-asian="14pt" style:font-style-asian="normal" style:font-weight-asian="normal" style:font-name-complex="ヒラギノ角ゴ Std W8" style:font-size-complex="10pt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text:anchor-type="char" draw:z-index="0" draw:style-name="gr1" draw:text-style-name="P6" svg:width="15.029cm" svg:height="2.999cm" svg:x="2.893cm" svg:y="2.893cm"><draw:text-box><text:p text:style-name="P5"><text:span text:style-name="T4">Kansai Perl Mongers (Kansai.pm)</text:span><text:span text:style-name="T4">は，関西地区で活動している</text:span><text:span text:style-name="T4">Perl</text:span><text:span text:style-name="T4">ユーザグループです．主に参加者同士の気軽な情報交換の場として定期的にミーティングを開催しています．</text:span></text:p><text:p text:style-name="P5"><text:span text:style-name="T4">Perl</text:span><text:span text:style-name="T4">に興味のある方ならどなたでも参加できます．</text:span></text:p></draw:text-box></draw:frame><draw:frame text:anchor-type="char" draw:z-index="1" draw:style-name="gr1" draw:text-style-name="P8" svg:width="9.879cm" svg:height="0.742cm" svg:x="10.407cm" svg:y="2.073cm"><draw:text-box><text:p text:style-name="P7"><text:span text:style-name="T5">Kansai.pm@KOF2011 2011/11/11</text:span></text:p></draw:text-box></draw:frame><draw:frame text:anchor-type="char" draw:z-index="2" draw:style-name="gr1" draw:text-style-name="P6" svg:width="17.005cm" svg:height="1.024cm" svg:x="1.976cm" svg:y="6.279cm"><draw:text-box><text:p text:style-name="P5"><text:span text:style-name="T6"><text:s/></text:span><text:span text:style-name="T6">Kansai Perl Mongers</text:span><text:span text:style-name="T6">活動紹介</text:span></text:p></draw:text-box></draw:frame><draw:frame text:anchor-type="char" draw:z-index="3" draw:style-name="gr1" draw:text-style-name="P6" svg:width="17.005cm" svg:height="1.024cm" svg:x="2.011cm" svg:y="12.254cm"><draw:text-box><text:p text:style-name="P5"><text:span text:style-name="T6"><text:s/></text:span><text:span text:style-name="T6">Perl</text:span><text:span text:style-name="T6">ニュース</text:span></text:p></draw:text-box></draw:frame><draw:frame text:anchor-type="char" draw:z-index="4" draw:style-name="gr1" draw:text-style-name="P6" svg:width="15.558cm" svg:height="0.53cm" svg:x="2.667cm" svg:y="13.7cm"><draw:text-box><text:p text:style-name="P5"><text:span text:style-name="T7">Perl5.14.2</text:span><text:span text:style-name="T7">がリリース</text:span></text:p></draw:text-box></draw:frame><draw:frame text:anchor-type="char" draw:z-index="5" draw:style-name="gr1" draw:text-style-name="P6" svg:width="15.558cm" svg:height="2.047cm" svg:x="2.667cm" svg:y="14.582cm"><draw:text-box><text:p text:style-name="P5"><text:span text:style-name="T8">2011/09/26</text:span><text:span text:style-name="T8">に</text:span><text:span text:style-name="T8">Perl5.14.2</text:span><text:span text:style-name="T8">がリリースされました．</text:span></text:p><text:p text:style-name="P5"><text:span text:style-name="T8">安定版の</text:span><text:span text:style-name="T8">Perl</text:span><text:span text:style-name="T8">は</text:span><text:span text:style-name="T8">3</text:span><text:span text:style-name="T8">ヶ月毎にメンテナンスリリースされることになっています．</text:span></text:p></draw:text-box></draw:frame><draw:frame text:anchor-type="char" draw:z-index="6" draw:style-name="gr1" draw:text-style-name="P6" svg:width="15.558cm" svg:height="0.565cm" svg:x="2.649cm" svg:y="16.064cm"><draw:text-box><text:p text:style-name="P5"><text:span text:style-name="T7">YAPC::Asia 2011 Tokyo</text:span><text:span text:style-name="T7">が開催されました</text:span></text:p></draw:text-box></draw:frame><draw:frame text:anchor-type="char" draw:z-index="7" draw:style-name="gr1" draw:text-style-name="P6" svg:width="15.558cm" svg:height="6.834cm" svg:x="2.581cm" svg:y="16.78cm"><draw:text-box><text:p text:style-name="P9"><text:span text:style-name="T9">YAPC::Asia2011</text:span><text:span text:style-name="T9">が</text:span><text:span text:style-name="T9">2011/10/14</text:span><text:span text:style-name="T9">〜</text:span><text:span text:style-name="T9">15</text:span><text:span text:style-name="T9">に開催されました．</text:span></text:p><text:p><text:span text:style-name="T8">ゲストスピーカとして，メール関連モジュールのスペシャリスト</text:span><text:span text:style-name="T10">Ricardo Signes</text:span><text:span text:style-name="T10">氏，非同期駆動の第一人者</text:span><text:span text:style-name="T10">Marc Lehmann</text:span><text:span text:style-name="T10">氏，日本</text:span><text:span text:style-name="T10">Perl</text:span><text:span text:style-name="T10">界随一の愛されキャラである木村秀夫氏，世界の</text:span><text:span text:style-name="T8">Perl</text:span><text:span text:style-name="T8">ロックスター宮川達彦氏，現在の</text:span><text:span text:style-name="T8">Perl5</text:span><text:span text:style-name="T8">開発のリーダー</text:span><text:span text:style-name="T10">Jesse Vincent</text:span><text:span text:style-name="T10">氏</text:span><text:span text:style-name="T8">を迎えました．</text:span></text:p><text:p><text:span text:style-name="T8">今回の</text:span><text:span text:style-name="T8">YAPC::Asia</text:span><text:span text:style-name="T8">は</text:span><text:span text:style-name="T8">YAPC</text:span><text:span text:style-name="T8">としても最大規模のイベントとなりました．</text:span></text:p><text:p><text:span text:style-name="T8">ほとんどのセッションは動画で公開されていますので，ぜひご覧ください．</text:span></text:p><text:p text:style-name="P5"><text:span text:style-name="T8">そして，なによりも前夜祭（</text:span><text:span text:style-name="T8">13</text:span><text:span text:style-name="T8">日に開催）が素晴らしく楽しいです．</text:span></text:p><text:p text:style-name="P5"><text:span text:style-name="T8">来年も（おそらく）開催されますので，是非参加しましょう．</text:span></text:p></draw:text-box></draw:frame><draw:frame text:anchor-type="char" draw:z-index="8" draw:style-name="gr1" draw:text-style-name="P10" svg:width="15.452cm" svg:height="3.387cm" svg:x="2.575cm" svg:y="23.777cm"><draw:text-box><text:p><text:span text:style-name="T8">YAPC::Asia 2011 Tokyo: http://yapcasia.org/2011/</text:span></text:p><text:p><text:span text:style-name="T8">Youtube yapcasia</text:span><text:span text:style-name="T8">チャンネル </text:span><text:span text:style-name="T8">http://www.youtube.com/user/yapcasia</text:span></text:p><text:p><text:span text:style-name="T8">Japan Perl Association(JPA): http://japan.perlassociation.org/</text:span></text:p></draw:text-box></draw:frame><draw:frame text:anchor-type="char" draw:z-index="9" draw:style-name="gr1" draw:text-style-name="P6" svg:width="15.911cm" svg:height="3.313cm" svg:x="2.575cm" svg:y="8.749cm"><draw:text-box><text:p text:style-name="P5"><text:span text:style-name="T8">2011/11/26</text:span><text:span text:style-name="T8">土曜日に</text:span><text:span text:style-name="T8">Kansai.pm</text:span><text:span text:style-name="T8">の第</text:span><text:span text:style-name="T8">14</text:span><text:span text:style-name="T8">回ミーティング（</text:span><text:span text:style-name="T8">Perl</text:span><text:span text:style-name="T8">の勉強会）を京都の「株式会社はてな」で開催します．詳細は</text:span><text:span text:style-name="T8">Kansai.pm</text:span><text:span text:style-name="T8">のウェブサイト</text:span><text:span text:style-name="T8">(</text:span><text:span text:style-name="T8"><text:a xlink:href="http://kansai.pm.org/">http://kansai.pm.org</text:a></text:span><text:span text:style-name="T8">/)</text:span><text:span text:style-name="T8">に掲載しています．</text:span><text:span text:style-name="T8">Perl</text:span><text:span text:style-name="T8">初級者向けのトークもありますので，興味のある方は → </text:span><text:span text:style-name="T8">http://atnd.org/events/17949</text:span></text:p></draw:text-box></draw:frame><draw:frame text:anchor-type="char" draw:z-index="10" draw:style-name="gr1" draw:text-style-name="P6" svg:width="15.452cm" svg:height="0.742cm" svg:x="2.575cm" svg:y="7.655cm"><draw:text-box><text:p text:style-name="P5"><text:span text:style-name="T11">2011/11/26</text:span><text:span text:style-name="T11">に第</text:span><text:span text:style-name="T11">14</text:span><text:span text:style-name="T11">回ミーティングを開催します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Unicode MS2" svg:font-family="'Arial Unicode MS'"/>
    <style:font-face style:name="F" svg:font-family="" style:font-family-generic="roman"/>
    <style:font-face style:name="Futura" svg:font-family="Futura" style:font-family-generic="roman"/>
    <style:font-face style:name="ヒラギノ角ゴ Pro W31" svg:font-family="'ヒラギノ角ゴ Pro W3'" style:font-family-generic="roman"/>
    <style:font-face style:name="ヒラギノ角ゴ Std W8" svg:font-family="'ヒラギノ角ゴ Std W8'" style:font-family-generic="roman"/>
    <style:font-face style:name="Arial Unicode MS1" svg:font-family="'Arial Unicode MS'" style:font-family-generic="roman" style:font-pitch="variable"/>
    <style:font-face style:name="Futura1" svg:font-family="Futura" style:font-family-generic="roman" style:font-pitch="variable"/>
    <style:font-face style:name="Times New Roman" svg:font-family="'Times New Roman'" style:font-family-generic="roman" style:font-pitch="variable"/>
    <style:font-face style:name="ヒラギノ明朝 ProN W31" svg:font-family="'ヒラギノ明朝 ProN W3'" style:font-family-generic="roman" style:font-pitch="variable"/>
    <style:font-face style:name="ヒラギノ角ゴ Pro W3" svg:font-family="'ヒラギノ角ゴ Pro W3'" style:font-family-generic="roman" style:font-pitch="variable"/>
    <style:font-face style:name="ヒラギノ角ゴ Std W81" svg:font-family="'ヒラギノ角ゴ Std W8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ヒラギノ明朝 ProN W3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ヒラギノ角ゴ ProN W3" style:font-size-asian="14pt" style:font-name-complex="Arial Unicode MS" style:font-size-complex="14pt"/>
    </style:style>
    <style:style style:name="Text_20_body" style:display-name="Text body" style:family="paragraph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ヒラギノ角ゴ Pro W31" fo:font-size="12pt" fo:letter-spacing="normal" fo:language="zxx" fo:country="none" fo:font-style="normal" style:text-underline-style="none" fo:font-weight="normal" style:letter-kerning="true" fo:background-color="transparent" style:font-name-asian="ヒラギノ角ゴ Pro W31" style:font-size-asian="12pt" style:font-style-asian="normal" style:font-weight-asian="normal" style:font-name-complex="ヒラギノ角ゴ Pro W31" style:font-size-complex="10pt" text:display="true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Arial Unicode M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/>
    </style:style>
    <style:style style:name="フリーフォーム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ヒラギノ角ゴ Pro W31" fo:font-size="12pt" fo:letter-spacing="normal" fo:language="zxx" fo:country="none" fo:font-style="normal" style:text-underline-style="none" fo:font-weight="normal" style:letter-kerning="true" fo:background-color="transparent" style:font-name-asian="ヒラギノ角ゴ Pro W31" style:font-size-asian="12pt" style:font-style-asian="normal" style:font-weight-asian="normal" style:font-name-complex="ヒラギノ角ゴ Pro W31" style:font-size-complex="10pt" text:display="true" fo:hyphenate="true" fo:hyphenation-remain-char-count="2" fo:hyphenation-push-char-count="2"/>
    </style:style>
    <style:style style:name="ヘッダとフッタ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ヒラギノ角ゴ Pro W31" fo:font-size="10pt" fo:letter-spacing="normal" fo:language="zxx" fo:country="none" fo:font-style="normal" style:text-underline-style="none" fo:font-weight="normal" style:letter-kerning="true" fo:background-color="transparent" style:font-name-asian="ヒラギノ角ゴ Pro W31" style:font-size-asian="10pt" style:font-style-asian="normal" style:font-weight-asian="normal" style:font-name-complex="ヒラギノ角ゴ Pro W31" style:font-size-complex="10pt" text:display="tru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style:text-position="16% 100%"/>
    </style:style>
    <style:style style:name="WW8Num1z1" style:family="text">
      <style:text-properties style:text-position="0% 100%"/>
    </style:style>
    <style:style style:name="WW8Num2z0" style:family="text">
      <style:text-properties style:text-position="16% 100%"/>
    </style:style>
    <style:style style:name="WW8Num2z1" style:family="text">
      <style:text-properties style:text-position="0% 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‣">
        <style:list-level-properties text:list-level-position-and-space-mode="label-alignment">
          <style:list-level-label-alignment text:label-followed-by="listtab" text:list-tab-stop-position="0.499cm" fo:margin-left="0.499cm"/>
        </style:list-level-properties>
        <style:text-properties style:font-name="Times New Roman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Times New Roman"/>
      </text:list-level-style-bullet>
      <text:list-level-style-bullet text:level="3" text:style-name="WW8Num1z1" style:num-suffix="." text:bullet-char="←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  <style:text-properties style:font-name="Times New Roman"/>
      </text:list-level-style-bullet>
      <text:list-level-style-bullet text:level="4" text:style-name="WW8Num1z1" style:num-suffix="." text:bullet-char="←">
        <style:list-level-properties text:list-level-position-and-space-mode="label-alignment">
          <style:list-level-label-alignment text:label-followed-by="listtab" text:list-tab-stop-position="3.81cm" fo:margin-left="3.81cm"/>
        </style:list-level-properties>
        <style:text-properties style:font-name="Times New Roman"/>
      </text:list-level-style-bullet>
      <text:list-level-style-bullet text:level="5" text:style-name="WW8Num1z1" style:num-suffix="." text:bullet-char="←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  <style:text-properties style:font-name="Times New Roman"/>
      </text:list-level-style-bullet>
      <text:list-level-style-bullet text:level="6" text:style-name="WW8Num1z1" style:num-suffix="." text:bullet-char="←">
        <style:list-level-properties text:list-level-position-and-space-mode="label-alignment">
          <style:list-level-label-alignment text:label-followed-by="listtab" text:list-tab-stop-position="6.35cm" fo:margin-left="6.35cm"/>
        </style:list-level-properties>
        <style:text-properties style:font-name="Times New Roman"/>
      </text:list-level-style-bullet>
      <text:list-level-style-bullet text:level="7" text:style-name="WW8Num1z1" style:num-suffix="." text:bullet-char="←">
        <style:list-level-properties text:list-level-position-and-space-mode="label-alignment">
          <style:list-level-label-alignment text:label-followed-by="listtab" text:list-tab-stop-position="7.62cm" fo:margin-left="7.62cm"/>
        </style:list-level-properties>
        <style:text-properties style:font-name="Times New Roman"/>
      </text:list-level-style-bullet>
      <text:list-level-style-bullet text:level="8" text:style-name="WW8Num1z1" style:num-suffix="." text:bullet-char="←">
        <style:list-level-properties text:list-level-position-and-space-mode="label-alignment">
          <style:list-level-label-alignment text:label-followed-by="listtab" text:list-tab-stop-position="8.89cm" fo:margin-left="8.89cm"/>
        </style:list-level-properties>
        <style:text-properties style:font-name="Times New Roman"/>
      </text:list-level-style-bullet>
      <text:list-level-style-bullet text:level="9" text:style-name="WW8Num1z1" style:num-suffix="." text:bullet-char="←">
        <style:list-level-properties text:list-level-position-and-space-mode="label-alignment">
          <style:list-level-label-alignment text:label-followed-by="listtab" text:list-tab-stop-position="10.16cm" fo:margin-left="10.16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‣">
        <style:list-level-properties text:list-level-position-and-space-mode="label-alignment">
          <style:list-level-label-alignment text:label-followed-by="listtab" text:list-tab-stop-position="0.499cm" fo:margin-left="0.499cm"/>
        </style:list-level-properties>
        <style:text-properties style:font-name="Times New Roman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Times New Roman"/>
      </text:list-level-style-bullet>
      <text:list-level-style-bullet text:level="3" text:style-name="WW8Num2z1" style:num-suffix="." text:bullet-char="←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  <style:text-properties style:font-name="Times New Roman"/>
      </text:list-level-style-bullet>
      <text:list-level-style-bullet text:level="4" text:style-name="WW8Num2z1" style:num-suffix="." text:bullet-char="←">
        <style:list-level-properties text:list-level-position-and-space-mode="label-alignment">
          <style:list-level-label-alignment text:label-followed-by="listtab" text:list-tab-stop-position="3.81cm" fo:margin-left="3.81cm"/>
        </style:list-level-properties>
        <style:text-properties style:font-name="Times New Roman"/>
      </text:list-level-style-bullet>
      <text:list-level-style-bullet text:level="5" text:style-name="WW8Num2z1" style:num-suffix="." text:bullet-char="←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  <style:text-properties style:font-name="Times New Roman"/>
      </text:list-level-style-bullet>
      <text:list-level-style-bullet text:level="6" text:style-name="WW8Num2z1" style:num-suffix="." text:bullet-char="←">
        <style:list-level-properties text:list-level-position-and-space-mode="label-alignment">
          <style:list-level-label-alignment text:label-followed-by="listtab" text:list-tab-stop-position="6.35cm" fo:margin-left="6.35cm"/>
        </style:list-level-properties>
        <style:text-properties style:font-name="Times New Roman"/>
      </text:list-level-style-bullet>
      <text:list-level-style-bullet text:level="7" text:style-name="WW8Num2z1" style:num-suffix="." text:bullet-char="←">
        <style:list-level-properties text:list-level-position-and-space-mode="label-alignment">
          <style:list-level-label-alignment text:label-followed-by="listtab" text:list-tab-stop-position="7.62cm" fo:margin-left="7.62cm"/>
        </style:list-level-properties>
        <style:text-properties style:font-name="Times New Roman"/>
      </text:list-level-style-bullet>
      <text:list-level-style-bullet text:level="8" text:style-name="WW8Num2z1" style:num-suffix="." text:bullet-char="←">
        <style:list-level-properties text:list-level-position-and-space-mode="label-alignment">
          <style:list-level-label-alignment text:label-followed-by="listtab" text:list-tab-stop-position="8.89cm" fo:margin-left="8.89cm"/>
        </style:list-level-properties>
        <style:text-properties style:font-name="Times New Roman"/>
      </text:list-level-style-bullet>
      <text:list-level-style-bullet text:level="9" text:style-name="WW8Num2z1" style:num-suffix="." text:bullet-char="←">
        <style:list-level-properties text:list-level-position-and-space-mode="label-alignment">
          <style:list-level-label-alignment text:label-followed-by="listtab" text:list-tab-stop-position="10.16cm" fo:margin-left="10.16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フリーフォーム">
      <style:paragraph-properties fo:line-height="200%" fo:text-align="center" style:justify-single-word="false" fo:background-color="#000000">
        <style:background-image/>
      </style:paragraph-properties>
      <style:text-properties fo:color="#ffffff" style:font-name="ヒラギノ角ゴ Std W8" fo:font-size="36pt" style:font-name-asian="ヒラギノ角ゴ Pro W31" style:font-size-asian="36pt" style:font-name-complex="ヒラギノ角ゴ Std W8"/>
    </style:style>
    <style:style style:name="MP2" style:family="paragraph" style:parent-style-name="ヘッダとフッタ">
      <style:paragraph-properties fo:text-align="center" style:justify-single-word="false" fo:background-color="#000000">
        <style:background-image/>
      </style:paragraph-properties>
      <style:text-properties fo:color="#ffffff" style:font-name="ヒラギノ角ゴ Std W8" fo:font-size="14pt" style:font-name-asian="ヒラギノ角ゴ Pro W31" style:font-size-asian="14pt" style:font-name-complex="ヒラギノ角ゴ Std W8"/>
    </style:style>
    <style:style style:name="MP3" style:family="paragraph" style:parent-style-name="フリーフォーム">
      <style:paragraph-properties fo:text-align="center" style:justify-single-word="false" fo:background-color="#000000">
        <style:background-image/>
      </style:paragraph-properties>
    </style:style>
    <style:style style:name="MT1" style:family="text">
      <style:text-properties fo:color="#ffffff" style:font-name="ヒラギノ角ゴ Std W8" fo:font-size="14pt" style:font-name-asian="ヒラギノ角ゴ Pro W31" style:font-size-asian="14pt" style:font-name-complex="ヒラギノ角ゴ Std W8"/>
    </style:style>
    <style:style style:name="MT2" style:family="text">
      <style:text-properties style:use-window-font-color="true" style:font-name="ヒラギノ角ゴ Std W8" fo:font-size="14pt" style:font-name-asian="ヒラギノ角ゴ Pro W31" style:font-size-asian="14pt" style:font-name-complex="ヒラギノ角ゴ Std W8"/>
    </style:style>
    <style:style style:name="MT3" style:family="text">
      <style:text-properties fo:color="#000080" style:font-name="ヒラギノ角ゴ Std W8" fo:font-size="14pt" style:font-name-asian="ヒラギノ角ゴ Pro W31" style:font-size-asian="14pt" style:font-name-complex="ヒラギノ角ゴ Std W8"/>
    </style:style>
    <style:page-layout style:name="Mpm1">
      <style:page-layout-properties fo:page-width="21.001cm" fo:page-height="29.7cm" style:num-format="1" style:print-orientation="landscape" fo:margin-top="0cm" fo:margin-bottom="0cm" fo:margin-left="0cm" fo:margin-right="0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landscape" fo:margin-top="0cm" fo:margin-bottom="0cm" fo:margin-left="0cm" fo:margin-right="0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Kansai Perl Mongers</text:p>
      </style:header>
      <style:header-left>
        <text:p text:style-name="MP1">Kansai Perl Mongers</text:p>
      </style:header-left>
      <style:footer>
        <text:p text:style-name="MP2">Kansai.pmへのみなさんのご参加をお待ちしています</text:p>
        <text:p text:style-name="MP3"><text:span text:style-name="MT1">くわしくはKansai.pmのウェブサイト（</text:span><text:span text:style-name="MT2">http://kansai.pm.org</text:span><text:span text:style-name="MT1">/）へ</text:span></text:p>
      </style:footer>
      <style:footer-left>
        <text:p text:style-name="MP2"><text:span text:style-name="MT1">Kansai.pmへのみなさんのご参加をお待ちしています</text:span></text:p>
        <text:p text:style-name="MP3"><text:span text:style-name="MT1">くわしくはKansai.pmのウェブサイト（</text:span><text:a xlink:type="simple" xlink:href="http://kansai.pm.org/"><text:span text:style-name="MT3">http://kansai.pm.org</text:span></text:a><text:span text:style-name="MT1">/）へ</text:span></text:p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dc:date>2011-11-12T02:35:11</dc:date>
    <dc:creator>信敬 若林</dc:creator>
    <meta:editing-duration>PT16H24M40S</meta:editing-duration>
    <meta:editing-cycles>2</meta:editing-cycles>
    <meta:document-statistic meta:table-count="0" meta:image-count="0" meta:object-count="0" meta:page-count="1" meta:paragraph-count="6" meta:word-count="48" meta:character-count="184"/>
    <meta:user-defined meta:name="情報 1"/>
    <meta:user-defined meta:name="情報 2"/>
    <meta:user-defined meta:name="情報 3"/>
    <meta:user-defined meta:name="情報 4"/>
  </office:meta>
</office:document-meta>
</file>